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85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234cm" svg:height="14.554cm" svg:x="21.505cm" svg:y="0.828cm">
            <draw:object draw:notify-on-update-of-ranges="Sheet1.A1:Sheet1.A1 Sheet1.A2:Sheet1.A11 Sheet1.B1:Sheet1.B1 Sheet1.B2:Sheet1.B11 Sheet1.C1:Sheet1.C1 Sheet1.C2:Sheet1.C11 Sheet1.D1:Sheet1.D1 Sheet1.D2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apes</text:p>
          </table:table-cell>
          <table:table-cell table:style-name="ce1" office:value-type="string" calcext:value-type="string">
            <text:p>Début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Rest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entifier cause rotation dans les mesures</text:p>
          </table:table-cell>
          <table:table-cell office:value-type="date" office:date-value="2018-01-31" calcext:value-type="date">
            <text:p>31/01/18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entifier cause artefact</text:p>
          </table:table-cell>
          <table:table-cell table:style-name="ce3" office:value-type="date" office:date-value="2018-01-31" calcext:value-type="date">
            <text:p>31/01/18</text:p>
          </table:table-cell>
          <table:table-cell table:style-name="ce2"/>
          <table:table-cell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nstruire jeu de données solide</text:p>
          </table:table-cell>
          <table:table-cell office:value-type="date" office:date-value="2018-01-22" calcext:value-type="date">
            <text:p>22/01/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er même nombre de points</text:p>
            <text:p>Pour chaque mesure</text:p>
          </table:table-cell>
          <table:table-cell office:value-type="date" office:date-value="2018-02-01" calcext:value-type="date">
            <text:p>01/02/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éthode de clusterisation </text:p>
            <text:p>pour identifier tous les profils</text:p>
          </table:table-cell>
          <table:table-cell office:value-type="date" office:date-value="2018-01-15" calcext:value-type="date">
            <text:p>15/01/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Approximation polynomiale </text:p>
            <text:p>Pour modélisation</text:p>
          </table:table-cell>
          <table:table-cell office:value-type="date" office:date-value="2018-01-30" calcext:value-type="date">
            <text:p>30/01/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Enveloppe concave caractéristique</text:p>
            <text:p> Pour chaque profil</text:p>
          </table:table-cell>
          <table:table-cell office:value-type="date" office:date-value="2018-02-02" calcext:value-type="date">
            <text:p>02/02/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Default" office:value-type="string" calcext:value-type="string">
            <text:p>Comparer les modélisation</text:p>
            <text:p>+ Choisir la meilleure</text:p>
          </table:table-cell>
          <table:table-cell office:value-type="date" office:date-value="2018-02-05" calcext:value-type="date">
            <text:p>05/02/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table:style-name="Default" office:value-type="string" calcext:value-type="string">
            <text:p>Tests robustesse avec des nouvelles mesures</text:p>
          </table:table-cell>
          <table:table-cell office:value-type="date" office:date-value="2018-02-10" calcext:value-type="date">
            <text:p>10/02/1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table:style-name="Default" office:value-type="string" calcext:value-type="string">
            <text:p>Comparer résultats avec des mesures sur</text:p>
            <text:p>Patients « malades »</text:p>
          </table:table-cell>
          <table:table-cell office:value-type="date" office:date-value="2018-02-20" calcext:value-type="date">
            <text:p>20/02/1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Jaubertie Quentin'</meta:initial-creator>
    <meta:creation-date>2018-01-29T14:30:08.849395478</meta:creation-date>
    <dc:date>2018-01-29T15:24:55.235320678</dc:date>
    <dc:creator>'Jaubertie Quentin'</dc:creator>
    <meta:editing-duration>PT23M41S</meta:editing-duration>
    <meta:editing-cycles>4</meta:editing-cycles>
    <meta:generator>LibreOffice/4.3.3.2$Linux_X86_64 LibreOffice_project/430m0$Build-2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aw:opacity-name="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5cm" svg:height="14.555cm" xlink:href=".." xlink:type="simple" chart:class="chart:bar" chart:style-name="ch1">
        <chart:title svg:x="10.79cm" svg:y="0.427cm" chart:style-name="ch2">
          <text:p>Gantt Project</text:p>
        </chart:title>
        <chart:legend chart:legend-position="end" svg:x="22.289cm" svg:y="6.48cm" style:legend-expansion="high" chart:style-name="ch3"/>
        <chart:plot-area chart:style-name="ch4" table:cell-range-address="Sheet1.A1:Sheet1.D11" chart:data-source-has-labels="both" svg:x="1.495cm" svg:y="1.497cm" svg:width="20.31cm" svg:height="11.786cm">
          <chartooo:coordinate-region svg:x="8.731cm" svg:y="1.497cm" svg:width="12.411cm" svg:height="11.139cm"/>
          <chart:axis chart:dimension="x" chart:name="primary-x" chart:style-name="ch5" chartooo:axis-type="auto">
            <chartooo:date-scale/>
            <chart:title svg:x="0.451cm" svg:y="7.99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0.72cm" svg:y="13.574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dentifier cause rotation dans les mesures</text:p>
                <draw:g>
                  <svg:desc>Sheet1.A2:Sheet1.A11</svg:desc>
                </draw:g>
              </table:table-cell>
              <table:table-cell office:value-type="float" office:value="43131">
                <text:p>43131</text:p>
                <draw:g>
                  <svg:desc>Sheet1.B2:Sheet1.B11</svg:desc>
                </draw:g>
              </table:table-cell>
              <table:table-cell office:value-type="float" office:value="NaN">
                <text:p>NaN</text:p>
                <draw:g>
                  <svg:desc>Sheet1.C2:Sheet1.C11</svg:desc>
                </draw:g>
              </table:table-cell>
              <table:table-cell office:value-type="float" office:value="6">
                <text:p>6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Identifier cause artefact</text:p>
              </table:table-cell>
              <table:table-cell office:value-type="float" office:value="43131">
                <text:p>431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struire jeu de données solide</text:p>
              </table:table-cell>
              <table:table-cell office:value-type="float" office:value="43122">
                <text:p>4312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ssurer même nombre de points
Pour chaque mesure</text:p>
              </table:table-cell>
              <table:table-cell office:value-type="float" office:value="43132">
                <text:p>4313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thode de clusterisation 
pour identifier tous les profils</text:p>
              </table:table-cell>
              <table:table-cell office:value-type="float" office:value="43115">
                <text:p>431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proximation polynomiale 
Pour modélisation</text:p>
              </table:table-cell>
              <table:table-cell office:value-type="float" office:value="43130">
                <text:p>4313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veloppe concave caractéristique
 Pour chaque profil</text:p>
              </table:table-cell>
              <table:table-cell office:value-type="float" office:value="43133">
                <text:p>4313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parer les modélisation
+ Choisir la meilleure</text:p>
              </table:table-cell>
              <table:table-cell office:value-type="float" office:value="43136">
                <text:p>431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s robustesse avec des nouvelles mesures</text:p>
              </table:table-cell>
              <table:table-cell office:value-type="float" office:value="43141">
                <text:p>431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mparer résultats avec des mesures sur
Patients « malades »</text:p>
              </table:table-cell>
              <table:table-cell office:value-type="float" office:value="43151">
                <text:p>4315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